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2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4856" calcext:value-type="float">
            <text:p>43.4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7792" calcext:value-type="float">
            <text:p>48.6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7296" calcext:value-type="float">
            <text:p>43.8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0344" calcext:value-type="float">
            <text:p>43.9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8684" calcext:value-type="float">
            <text:p>45.8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96" calcext:value-type="float">
            <text:p>43.8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2112" calcext:value-type="float">
            <text:p>45.0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8208" calcext:value-type="float">
            <text:p>45.0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5264" calcext:value-type="float">
            <text:p>45.1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4248" calcext:value-type="float">
            <text:p>43.8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60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6" meta:object-count="0"/>
    <meta:user-defined meta:name="AppVersion">3.0</meta:user-defined>
  </office:meta>
</office:document-meta>
</file>